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W NETWORKS 000001</text:p>
      <text:p text:style-name="P1"/>
      <text:p text:style-name="P1"/>
      <text:p text:style-name="P1">OM OFFICE MAX 000094</text:p>
      <text:p text:style-name="P1"/>
      <text:p text:style-name="P1">OM OFFICE MAX 0000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1:30:57.318632384</meta:creation-date>
    <dc:date>2021-12-21T11:32:04.847751140</dc:date>
    <meta:editing-duration>PT1M13S</meta:editing-duration>
    <meta:editing-cycles>1</meta:editing-cycles>
    <meta:document-statistic meta:table-count="0" meta:image-count="0" meta:object-count="0" meta:page-count="1" meta:paragraph-count="3" meta:word-count="11" meta:character-count="58" meta:non-whitespace-character-count="50"/>
    <meta:generator>LibreOffice/6.1.5.2$Linux_ARM_EABI LibreOffice_project/10$Build-2</meta:generator>
  </office:meta>
</office:document-meta>
</file>